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34738618" text:style-name="L1">
        <text:list-item>
          <text:p text:style-name="P1"><text:bookmark text:name="docs-internal-guid-fb02edd7-7fff-23f1-9c57-ca52fa33afe8"/>Registration and Login</text:p>
          <text:list>
            <text:list-item>
              <text:p text:style-name="P2">Users must be able to fill a register form to register into the forum. They will have to provide at least:</text:p>
              <text:list>
                <text:list-item>
                  <text:p text:style-name="P2">Nickname</text:p>
                </text:list-item>
                <text:list-item>
                  <text:p text:style-name="P2">Age</text:p>
                </text:list-item>
                <text:list-item>
                  <text:p text:style-name="P2">Gender</text:p>
                </text:list-item>
                <text:list-item>
                  <text:p text:style-name="P2">First Name</text:p>
                </text:list-item>
                <text:list-item>
                  <text:p text:style-name="P2">Last Name</text:p>
                </text:list-item>
                <text:list-item>
                  <text:p text:style-name="P2">E-mail</text:p>
                </text:list-item>
                <text:list-item>
                  <text:p text:style-name="P2">Password</text:p>
                </text:list-item>
              </text:list>
            </text:list-item>
            <text:list-item>
              <text:p text:style-name="P2">The user must be able to connect using either the nickname or the e-mail combined with the password.</text:p>
            </text:list-item>
            <text:list-item>
              <text:p text:style-name="P2">The user must be able to log out from any page on the forum.</text:p>
            </text:list-item>
          </text:list>
        </text:list-item>
        <text:list-item>
          <text:p text:style-name="P2">Creation of posts</text:p>
          <text:list>
            <text:list-item>
              <text:p text:style-name="P2">Create posts2</text:p>
              <text:list>
                <text:list-item>
                  <text:p text:style-name="P2">Posts will have categories as in the first forum</text:p>
                </text:list-item>
              </text:list>
            </text:list-item>
            <text:list-item>
              <text:p text:style-name="P2">Create comments on the posts</text:p>
            </text:list-item>
            <text:list-item>
              <text:p text:style-name="P2">See posts in a feed display</text:p>
              <text:list>
                <text:list-item>
                  <text:p text:style-name="P2">See comments only if they click on a post</text:p>
                </text:list-item>
              </text:list>
            </text:list-item>
          </text:list>
        </text:list-item>
        <text:list-item>
          <text:p text:style-name="P2">Private Messages</text:p>
          <text:list>
            <text:list-item>
              <text:p text:style-name="P2">Users will be able to send private messages to each other, so you will need to create a chat, where it will exist :</text:p>
            </text:list-item>
            <text:list-item>
              <text:p text:style-name="P2">A section to show who is online/offline and able to talk to:</text:p>
              <text:list>
                <text:list-item>
                  <text:p text:style-name="P2">This section must be organized by the last message sent (just like discord). If the user is new and does not present messages you must organize it in alphabetic order.</text:p>
                </text:list-item>
                <text:list-item>
                  <text:p text:style-name="P2">The user must be able to send private messages to the users who are online.</text:p>
                </text:list-item>
                <text:list-item>
                  <text:p text:style-name="P2">This section must be visible at all times.</text:p>
                </text:list-item>
              </text:list>
            </text:list-item>
            <text:list-item>
              <text:p text:style-name="P2">A section that when clicked on the user that you want to send a message, reloads the past messages. Chats between users must:</text:p>
              <text:list>
                <text:list-item>
                  <text:p text:style-name="P2">Be visible, for this you will have to be able to see the previous messages that you had with the user</text:p>
                </text:list-item>
                <text:list-item>
                  <text:p text:style-name="P3"><text:span text:style-name="T1">Reload the last 10 messages and when scrolled up to see more messages you must provide the user with 10 more, without spamming the scroll event. </text:span><text:span text:style-name="T2">Do not forget what you learned!! (Throttle, Debounce)</text:span></text:p>
                </text:list-item>
              </text:list>
            </text:list-item>
            <text:list-item>
              <text:p text:style-name="P2">Messages must have a specific format:</text:p>
              <text:list>
                <text:list-item>
                  <text:p text:style-name="P3"><text:span text:style-name="T1">A </text:span><text:span text:style-name="T2">date</text:span><text:span text:style-name="T1"> that shows when the message was sent</text:span></text:p>
                </text:list-item>
                <text:list-item>
                  <text:p text:style-name="P4"><text:span text:style-name="T1">The </text:span><text:span text:style-name="T2">user name</text:span><text:span text:style-name="T1">, that identifies the user that sent the message</text:span></text:p>
                </text:list-item>
              </text:list>
            </text:list-item>
            <text:list-item>
              <text:p text:style-name="P1"><text:soft-page-break/>As it is expected, the messages should work in real time, in other words, if a user sends a message, the other user should receive the notification of the new message without refreshing the page. Again this is possible through the usage of WebSockets in backend and frontend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4:12:36.131695986</meta:creation-date>
    <dc:date>2022-10-04T14:12:39.616832225</dc:date>
    <meta:editing-duration>PT4S</meta:editing-duration>
    <meta:editing-cycles>1</meta:editing-cycles>
    <meta:document-statistic meta:table-count="0" meta:image-count="0" meta:object-count="0" meta:page-count="2" meta:paragraph-count="30" meta:word-count="372" meta:character-count="1857" meta:non-whitespace-character-count="1545"/>
    <meta:generator>LibreOffice/7.1.5.2$Linux_X86_64 LibreOffice_project/10$Build-2</meta:generator>
  </office:meta>
</office:document-meta>
</file>